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5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45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47"/>
    <style:style style:name="ce5" style:family="table-cell" style:parent-style-name="Default" style:data-style-name="N2"/>
    <style:style style:name="ce6" style:family="table-cell" style:parent-style-name="Default" style:data-style-name="N14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vexp</text:p>
          </table:table-cell>
          <table:table-cell office:value-type="string" calcext:value-type="string">
            <text:p>aexp</text:p>
          </table:table-cell>
          <table:table-cell table:style-name="ce2" office:value-type="string" calcext:value-type="string">
            <text:p>an/a1 exp</text:p>
          </table:table-cell>
          <table:table-cell office:value-type="string" calcext:value-type="string">
            <text:p>vteor</text:p>
          </table:table-cell>
          <table:table-cell office:value-type="string" calcext:value-type="string">
            <text:p>ateor</text:p>
          </table:table-cell>
          <table:table-cell office:value-type="string" calcext:value-type="string">
            <text:p>an/a1 te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table:style-name="ce1" office:value-type="float" office:value="69.98" calcext:value-type="float">
            <text:p>69.9800</text:p>
          </table:table-cell>
          <table:table-cell table:style-name="ce3" table:formula="of:=[.C2]/[.$C$2]" office:value-type="float" office:value="1" calcext:value-type="float">
            <text:p>1.0000</text:p>
          </table:table-cell>
          <table:table-cell office:value-type="float" office:value="1000" calcext:value-type="float">
            <text:p>1000</text:p>
          </table:table-cell>
          <table:table-cell table:style-name="ce1" table:formula="of:=[.$A$10]/[.$A$14]*ABS(SIN(PI()*[.E2]*[.$A$10])/(PI()*[.E2]*[.$A$10]))*1000" office:value-type="float" office:value="49.7946367621781" calcext:value-type="float">
            <text:p>49.7946</text:p>
          </table:table-cell>
          <table:table-cell table:style-name="ce1" table:formula="of:=[.F2]/[.$F$2]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table:style-name="ce1" office:value-type="float" office:value="69.26" calcext:value-type="float">
            <text:p>69.2600</text:p>
          </table:table-cell>
          <table:table-cell table:style-name="ce3" table:formula="of:=[.C3]/[.$C$2]" office:value-type="float" office:value="0.989711346098885" calcext:value-type="float">
            <text:p>0.9897</text:p>
          </table:table-cell>
          <table:table-cell office:value-type="float" office:value="2000" calcext:value-type="float">
            <text:p>2000</text:p>
          </table:table-cell>
          <table:table-cell table:style-name="ce1" table:formula="of:=[.$A$10]/[.$A$14]*ABS(SIN(PI()*[.E3]*[.$A$10])/(PI()*[.E3]*[.$A$10]))*1000" office:value-type="float" office:value="49.1815821541733" calcext:value-type="float">
            <text:p>49.1816</text:p>
          </table:table-cell>
          <table:table-cell table:style-name="ce1" table:formula="of:=[.F3]/[.$F$2]" office:value-type="float" office:value="0.987688340595138" calcext:value-type="float">
            <text:p>0.9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30" calcext:value-type="float">
            <text:p>3030</text:p>
          </table:table-cell>
          <table:table-cell table:style-name="ce1" office:value-type="float" office:value="67.62" calcext:value-type="float">
            <text:p>67.6200</text:p>
          </table:table-cell>
          <table:table-cell table:style-name="ce3" table:formula="of:=[.C4]/[.$C$2]" office:value-type="float" office:value="0.96627607887968" calcext:value-type="float">
            <text:p>0.9663</text:p>
          </table:table-cell>
          <table:table-cell office:value-type="float" office:value="3000" calcext:value-type="float">
            <text:p>3000</text:p>
          </table:table-cell>
          <table:table-cell table:style-name="ce1" table:formula="of:=[.$A$10]/[.$A$14]*ABS(SIN(PI()*[.E4]*[.$A$10])/(PI()*[.E4]*[.$A$10]))*1000" office:value-type="float" office:value="48.1698881002058" calcext:value-type="float">
            <text:p>48.1699</text:p>
          </table:table-cell>
          <table:table-cell table:style-name="ce1" table:formula="of:=[.F4]/[.$F$2]" office:value-type="float" office:value="0.967371010863436" calcext:value-type="float">
            <text:p>0.9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89" calcext:value-type="float">
            <text:p>3989</text:p>
          </table:table-cell>
          <table:table-cell table:style-name="ce1" office:value-type="float" office:value="65.68" calcext:value-type="float">
            <text:p>65.6800</text:p>
          </table:table-cell>
          <table:table-cell table:style-name="ce3" table:formula="of:=[.C5]/[.$C$2]" office:value-type="float" office:value="0.93855387253501" calcext:value-type="float">
            <text:p>0.9386</text:p>
          </table:table-cell>
          <table:table-cell office:value-type="float" office:value="4000" calcext:value-type="float">
            <text:p>4000</text:p>
          </table:table-cell>
          <table:table-cell table:style-name="ce1" table:formula="of:=[.$A$10]/[.$A$14]*ABS(SIN(PI()*[.E5]*[.$A$10])/(PI()*[.E5]*[.$A$10]))*1000" office:value-type="float" office:value="46.774464189432" calcext:value-type="float">
            <text:p>46.7745</text:p>
          </table:table-cell>
          <table:table-cell table:style-name="ce1" table:formula="of:=[.F5]/[.$F$2]" office:value-type="float" office:value="0.939347432391753" calcext:value-type="float">
            <text:p>0.9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28" calcext:value-type="float">
            <text:p>5028</text:p>
          </table:table-cell>
          <table:table-cell table:style-name="ce1" office:value-type="float" office:value="63.22" calcext:value-type="float">
            <text:p>63.2200</text:p>
          </table:table-cell>
          <table:table-cell table:style-name="ce3" table:formula="of:=[.C6]/[.$C$2]" office:value-type="float" office:value="0.903400971706202" calcext:value-type="float">
            <text:p>0.9034</text:p>
          </table:table-cell>
          <table:table-cell office:value-type="float" office:value="5000" calcext:value-type="float">
            <text:p>5000</text:p>
          </table:table-cell>
          <table:table-cell table:style-name="ce1" table:formula="of:=[.$A$10]/[.$A$14]*ABS(SIN(PI()*[.E6]*[.$A$10])/(PI()*[.E6]*[.$A$10]))*1000" office:value-type="float" office:value="45.0158158078553" calcext:value-type="float">
            <text:p>45.0158</text:p>
          </table:table-cell>
          <table:table-cell table:style-name="ce1" table:formula="of:=[.F6]/[.$F$2]" office:value-type="float" office:value="0.90402940426804" calcext:value-type="float">
            <text:p>0.90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67" calcext:value-type="float">
            <text:p>6067</text:p>
          </table:table-cell>
          <table:table-cell table:style-name="ce1" office:value-type="float" office:value="60.24" calcext:value-type="float">
            <text:p>60.2400</text:p>
          </table:table-cell>
          <table:table-cell table:style-name="ce3" table:formula="of:=[.C7]/[.$C$2]" office:value-type="float" office:value="0.860817376393255" calcext:value-type="float">
            <text:p>0.8608</text:p>
          </table:table-cell>
          <table:table-cell office:value-type="float" office:value="6000" calcext:value-type="float">
            <text:p>6000</text:p>
          </table:table-cell>
          <table:table-cell table:style-name="ce1" table:formula="of:=[.$A$10]/[.$A$14]*ABS(SIN(PI()*[.E7]*[.$A$10])/(PI()*[.E7]*[.$A$10]))*1000" office:value-type="float" office:value="42.919684566707" calcext:value-type="float">
            <text:p>42.9197</text:p>
          </table:table-cell>
          <table:table-cell table:style-name="ce1" table:formula="of:=[.F7]/[.$F$2]" office:value-type="float" office:value="0.861933881990018" calcext:value-type="float">
            <text:p>0.86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formula="of:=50*10^-6" office:value-type="float" office:value="0.00005" calcext:value-type="float">
            <text:p>0.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formula="of:=1/[.A12]" office:value-type="float" office:value="0.001" calcext:value-type="float">
            <text:p>0.001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6.2988in" svg:height="3.5429in" svg:x="5.1402in" svg:y="0.8831in">
            <draw:object draw:notify-on-update-of-ranges="Sheet2.A9:Sheet2.A9 Sheet2.A10:Sheet2.A15 Sheet2.B9:Sheet2.B9 Sheet2.B10:Sheet2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, us</text:p>
          </table:table-cell>
          <table:table-cell office:value-type="string" calcext:value-type="string">
            <text:p>dv, hz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71.2" calcext:value-type="float">
            <text:p>871.2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71.6" calcext:value-type="float">
            <text:p>471.6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35.6" calcext:value-type="float">
            <text:p>335.6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97.8" calcext:value-type="float">
            <text:p>197.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5.8" calcext:value-type="float">
            <text:p>195.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/T</text:p>
          </table:table-cell>
          <table:table-cell office:value-type="string" calcext:value-type="string">
            <text:p>dv, khz</text:p>
          </table:table-cell>
          <table:table-cell table:number-columns-repeated="2"/>
        </table:table-row>
        <table:table-row table:style-name="ro1">
          <table:table-cell table:style-name="ce4" table:formula="of:=1/([.A2]/10^6)" office:value-type="float" office:value="5000" calcext:value-type="float">
            <text:p>5000.0</text:p>
          </table:table-cell>
          <table:table-cell table:formula="of:=[.B2]" office:value-type="float" office:value="10000" calcext:value-type="float">
            <text:p>10000</text:p>
          </table:table-cell>
          <table:table-cell table:style-name="ce5" table:number-matrix-columns-spanned="2" table:number-matrix-rows-spanned="5" table:formula="of:=LINEST([.B10:.B15];[.A10:.A15];1;1)" office:value-type="float" office:value="2.0766062906873" calcext:value-type="float">
            <text:p>2.08</text:p>
          </table:table-cell>
          <table:table-cell table:style-name="ce5" office:value-type="float" office:value="-447.382682884685" calcext:value-type="float">
            <text:p>-447.38</text:p>
          </table:table-cell>
        </table:table-row>
        <table:table-row table:style-name="ro1">
          <table:table-cell table:style-name="ce4" table:formula="of:=1/([.A3]/10^6)" office:value-type="float" office:value="862.068965517241" calcext:value-type="float">
            <text:p>862.1</text:p>
          </table:table-cell>
          <table:table-cell table:formula="of:=[.B3]" office:value-type="float" office:value="871.2" calcext:value-type="float">
            <text:p>871.2</text:p>
          </table:table-cell>
          <table:table-cell table:style-name="ce5" office:value-type="float" office:value="0.0661890007287498" calcext:value-type="float">
            <text:p>0.07</text:p>
          </table:table-cell>
          <table:table-cell table:style-name="ce5" office:value-type="float" office:value="138.239296194422" calcext:value-type="float">
            <text:p>138.24</text:p>
          </table:table-cell>
        </table:table-row>
        <table:table-row table:style-name="ro1">
          <table:table-cell table:style-name="ce4" table:formula="of:=1/([.A4]/10^6)" office:value-type="float" office:value="471.698113207547" calcext:value-type="float">
            <text:p>471.7</text:p>
          </table:table-cell>
          <table:table-cell table:formula="of:=[.B4]" office:value-type="float" office:value="471.6" calcext:value-type="float">
            <text:p>471.6</text:p>
          </table:table-cell>
          <table:table-cell table:style-name="ce5" office:value-type="float" office:value="0.995952731315591" calcext:value-type="float">
            <text:p>1.00</text:p>
          </table:table-cell>
          <table:table-cell table:style-name="ce5" office:value-type="float" office:value="278.910661210857" calcext:value-type="float">
            <text:p>278.91</text:p>
          </table:table-cell>
        </table:table-row>
        <table:table-row table:style-name="ro1">
          <table:table-cell table:style-name="ce4" table:formula="of:=1/([.A5]/10^6)" office:value-type="float" office:value="324.675324675325" calcext:value-type="float">
            <text:p>324.7</text:p>
          </table:table-cell>
          <table:table-cell table:formula="of:=[.B5]" office:value-type="float" office:value="335.6" calcext:value-type="float">
            <text:p>335.6</text:p>
          </table:table-cell>
          <table:table-cell table:style-name="ce5" office:value-type="float" office:value="984.32084348852" calcext:value-type="float">
            <text:p>984.32</text:p>
          </table:table-cell>
          <table:table-cell table:style-name="ce5" office:value-type="float" office:value="4" calcext:value-type="float">
            <text:p>4.00</text:p>
          </table:table-cell>
        </table:table-row>
        <table:table-row table:style-name="ro1">
          <table:table-cell table:style-name="ce4" table:formula="of:=1/([.A6]/10^6)" office:value-type="float" office:value="247.524752475248" calcext:value-type="float">
            <text:p>247.5</text:p>
          </table:table-cell>
          <table:table-cell table:formula="of:=[.B6]" office:value-type="float" office:value="197.8" calcext:value-type="float">
            <text:p>197.8</text:p>
          </table:table-cell>
          <table:table-cell table:style-name="ce5" office:value-type="float" office:value="76571457.2122517" calcext:value-type="float">
            <text:p>76571457.21</text:p>
          </table:table-cell>
          <table:table-cell table:style-name="ce5" office:value-type="float" office:value="311164.627748309" calcext:value-type="float">
            <text:p>311164.63</text:p>
          </table:table-cell>
        </table:table-row>
        <table:table-row table:style-name="ro1">
          <table:table-cell table:style-name="ce4" table:formula="of:=1/([.A7]/10^6)" office:value-type="float" office:value="200" calcext:value-type="float">
            <text:p>200.0</text:p>
          </table:table-cell>
          <table:table-cell table:formula="of:=[.B7]" office:value-type="float" office:value="195.8" calcext:value-type="float">
            <text:p>195.8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8in" svg:height="3.5429in" svg:x="6.0894in" svg:y="0.537in">
            <draw:object draw:notify-on-update-of-ranges="Sheet3.A10:Sheet3.A10 Sheet3.A11:Sheet3.A17 Sheet3.B10:Sheet3.B10 Sheet3.B11:Sheet3.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, us</text:p>
          </table:table-cell>
          <table:table-cell office:value-type="string" calcext:value-type="string">
            <text:p>dv, khz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5" calcext:value-type="float">
            <text:p>20.0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4" calcext:value-type="float">
            <text:p>12.5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01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97" calcext:value-type="float">
            <text:p>6.9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91" calcext:value-type="float">
            <text:p>5.9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/t</text:p>
          </table:table-cell>
          <table:table-cell office:value-type="string" calcext:value-type="string">
            <text:p>dv, khz</text:p>
          </table:table-cell>
          <table:table-cell table:number-columns-repeated="2"/>
        </table:table-row>
        <table:table-row table:style-name="ro1">
          <table:table-cell table:style-name="ce5" table:formula="of:=1/[.A2]*1000" office:value-type="float" office:value="50" calcext:value-type="float">
            <text:p>50.00</text:p>
          </table:table-cell>
          <table:table-cell office:value-type="float" office:value="50" calcext:value-type="float">
            <text:p>50</text:p>
          </table:table-cell>
          <table:table-cell table:style-name="ce6" table:number-matrix-columns-spanned="2" table:number-matrix-rows-spanned="5" table:formula="of:=LINEST([.B11:.B17];[.A11:.A17];1;1)" office:value-type="float" office:value="1.00167653514098" calcext:value-type="float">
            <text:p>1.002</text:p>
          </table:table-cell>
          <table:table-cell table:style-name="ce6" office:value-type="float" office:value="-0.0556992072510524" calcext:value-type="float">
            <text:p>-0.056</text:p>
          </table:table-cell>
        </table:table-row>
        <table:table-row table:style-name="ro1">
          <table:table-cell table:style-name="ce5" table:formula="of:=1/[.A3]*1000" office:value-type="float" office:value="20" calcext:value-type="float">
            <text:p>20.00</text:p>
          </table:table-cell>
          <table:table-cell office:value-type="float" office:value="20.05" calcext:value-type="float">
            <text:p>20.05</text:p>
          </table:table-cell>
          <table:table-cell table:style-name="ce6" office:value-type="float" office:value="0.0021615237078691" calcext:value-type="float">
            <text:p>0.002</text:p>
          </table:table-cell>
          <table:table-cell table:style-name="ce6" office:value-type="float" office:value="0.0465715183712476" calcext:value-type="float">
            <text:p>0.047</text:p>
          </table:table-cell>
        </table:table-row>
        <table:table-row table:style-name="ro1">
          <table:table-cell table:style-name="ce5" table:formula="of:=1/[.A4]*1000" office:value-type="float" office:value="12.5" calcext:value-type="float">
            <text:p>12.50</text:p>
          </table:table-cell>
          <table:table-cell office:value-type="float" office:value="12.54" calcext:value-type="float">
            <text:p>12.54</text:p>
          </table:table-cell>
          <table:table-cell table:style-name="ce6" office:value-type="float" office:value="0.999976717752649" calcext:value-type="float">
            <text:p>1.000</text:p>
          </table:table-cell>
          <table:table-cell table:style-name="ce6" office:value-type="float" office:value="0.0846310223868624" calcext:value-type="float">
            <text:p>0.085</text:p>
          </table:table-cell>
        </table:table-row>
        <table:table-row table:style-name="ro1">
          <table:table-cell table:style-name="ce5" table:formula="of:=1/[.A5]*1000" office:value-type="float" office:value="9.09090909090909" calcext:value-type="float">
            <text:p>9.09</text:p>
          </table:table-cell>
          <table:table-cell office:value-type="float" office:value="9.01" calcext:value-type="float">
            <text:p>9.01</text:p>
          </table:table-cell>
          <table:table-cell table:style-name="ce6" office:value-type="float" office:value="214750.900693349" calcext:value-type="float">
            <text:p>214750.901</text:p>
          </table:table-cell>
          <table:table-cell table:style-name="ce6" office:value-type="float" office:value="5" calcext:value-type="float">
            <text:p>5.000</text:p>
          </table:table-cell>
        </table:table-row>
        <table:table-row table:style-name="ro1">
          <table:table-cell table:style-name="ce5" table:formula="of:=1/[.A6]*1000" office:value-type="float" office:value="7.14285714285714" calcext:value-type="float">
            <text:p>7.14</text:p>
          </table:table-cell>
          <table:table-cell office:value-type="float" office:value="6.97" calcext:value-type="float">
            <text:p>6.97</text:p>
          </table:table-cell>
          <table:table-cell table:style-name="ce6" office:value-type="float" office:value="1538.13398795025" calcext:value-type="float">
            <text:p>1538.134</text:p>
          </table:table-cell>
          <table:table-cell table:style-name="ce6" office:value-type="float" office:value="0.035812049751228" calcext:value-type="float">
            <text:p>0.036</text:p>
          </table:table-cell>
        </table:table-row>
        <table:table-row table:style-name="ro1">
          <table:table-cell table:style-name="ce5" table:formula="of:=1/[.A7]*1000" office:value-type="float" office:value="5.88235294117647" calcext:value-type="float">
            <text:p>5.88</text:p>
          </table:table-cell>
          <table:table-cell office:value-type="float" office:value="5.91" calcext:value-type="float">
            <text:p>5.91</text:p>
          </table:table-cell>
          <table:table-cell table:number-columns-repeated="2"/>
        </table:table-row>
        <table:table-row table:style-name="ro1">
          <table:table-cell table:style-name="ce5" table:formula="of:=1/[.A8]*1000" office:value-type="float" office:value="5" calcext:value-type="float">
            <text:p>5.00</text:p>
          </table:table-cell>
          <table:table-cell office:value-type="float" office:value="4.93" calcext:value-type="float">
            <text:p>4.9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number:number-style style:name="N137">
      <number:number number:decimal-places="20" number:min-decimal-places="2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02:07.505066555</meta:creation-date>
    <dc:date>2024-10-16T15:55:32.229420733</dc:date>
    <meta:editing-duration>PT53M22S</meta:editing-duration>
    <meta:editing-cycles>10</meta:editing-cycles>
    <meta:generator>LibreOffice/24.2.6.2$Linux_X86_64 LibreOffice_project/5d815fb18c57fdadb2819d0f77b22a22936c58ed</meta:generator>
    <meta:document-statistic meta:table-count="3" meta:cell-count="13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88cm" svg:y="0.315cm" chart:style-name="ch2">
          <text:p>dv(1/T)</text:p>
        </chart:title>
        <chart:legend chart:legend-position="end" svg:x="12.226cm" svg:y="3.974cm" style:legend-expansion="high" chart:style-name="ch3"/>
        <chart:plot-area chart:style-name="ch4" table:cell-range-address="Sheet2.A9:Sheet2.B15" chart:data-source-has-labels="row" svg:x="1.314cm" svg:y="1.28cm" svg:width="10.592cm" svg:height="6.576cm">
          <chart:coordinate-region svg:x="2.537cm" svg:y="1.469cm" svg:width="8.837cm" svg:height="5.762cm"/>
          <chart:axis chart:dimension="x" chart:name="primary-x" chart:style-name="ch5">
            <chart:title svg:x="6.332cm" svg:y="8.037cm" chart:style-name="ch6">
              <text:p>1/T</text:p>
            </chart:title>
            <chart:grid chart:style-name="ch7" chart:class="major"/>
          </chart:axis>
          <chart:axis chart:dimension="y" chart:name="primary-y" chart:style-name="ch8">
            <chart:title svg:x="0.451cm" svg:y="5.034cm" chart:style-name="ch9">
              <text:p>dv, hz</text:p>
            </chart:title>
            <chart:grid chart:style-name="ch7" chart:class="major"/>
          </chart:axis>
          <chart:series chart:style-name="ch10" chart:values-cell-range-address="Sheet2.B10:Sheet2.B15" chart:label-cell-address="Sheet2.B9:Sheet2.B9" chart:class="chart:scatter">
            <chart:domain table:cell-range-address="Sheet2.A10:Sheet2.A15"/>
            <chart:regression-curve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, khz</text:p>
                <draw:g>
                  <svg:desc>Sheet2.B9:Sheet2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2.A10:Sheet2.A15</svg:desc>
                </draw:g>
              </table:table-cell>
              <table:table-cell office:value-type="float" office:value="10000">
                <text:p>10000</text:p>
                <draw:g>
                  <svg:desc>Sheet2.B10:Sheet2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2.068965517241">
                <text:p>862.068965517241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.698113207547">
                <text:p>471.698113207547</text:p>
              </table:table-cell>
              <table:table-cell office:value-type="float" office:value="471.6">
                <text:p>47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.675324675325">
                <text:p>324.675324675325</text:p>
              </table:table-cell>
              <table:table-cell office:value-type="float" office:value="335.6">
                <text:p>33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7.524752475248">
                <text:p>247.524752475248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95.8">
                <text:p>19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5d815fb18c57fdadb2819d0f77b22a22936c58e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5cm" svg:y="0.315cm" chart:style-name="ch2">
          <text:p>dv(1/t)</text:p>
        </chart:title>
        <chart:legend chart:legend-position="end" svg:x="12.226cm" svg:y="3.974cm" style:legend-expansion="high" chart:style-name="ch3"/>
        <chart:plot-area chart:style-name="ch4" table:cell-range-address="Sheet3.A10:Sheet3.B17" chart:data-source-has-labels="row" svg:x="1.314cm" svg:y="1.28cm" svg:width="10.592cm" svg:height="6.576cm">
          <chart:coordinate-region svg:x="1.94cm" svg:y="1.468cm" svg:width="9.523cm" svg:height="5.763cm"/>
          <chart:axis chart:dimension="x" chart:name="primary-x" chart:style-name="ch5">
            <chart:title svg:x="6.387cm" svg:y="8.037cm" chart:style-name="ch6">
              <text:p>1/t</text:p>
            </chart:title>
            <chart:grid chart:style-name="ch7" chart:class="major"/>
          </chart:axis>
          <chart:axis chart:dimension="y" chart:name="primary-y" chart:style-name="ch8">
            <chart:title svg:x="0.451cm" svg:y="5.111cm" chart:style-name="ch9">
              <text:p>dv, khz</text:p>
            </chart:title>
            <chart:grid chart:style-name="ch7" chart:class="major"/>
          </chart:axis>
          <chart:series chart:style-name="ch10" chart:values-cell-range-address="Sheet3.B11:Sheet3.B17" chart:label-cell-address="Sheet3.B10:Sheet3.B10" chart:class="chart:scatter">
            <chart:domain table:cell-range-address="Sheet3.A11:Sheet3.A17"/>
            <chart:regression-curve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v, khz</text:p>
                <draw:g>
                  <svg:desc>Sheet3.B10:Sheet3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3.A11:Sheet3.A17</svg:desc>
                </draw:g>
              </table:table-cell>
              <table:table-cell office:value-type="float" office:value="50">
                <text:p>50</text:p>
                <draw:g>
                  <svg:desc>Sheet3.B11:Sheet3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.93">
                <text:p>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5d815fb18c57fdadb2819d0f77b22a22936c58ed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